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84a" officeooo:paragraph-rsid="00094ab1"/>
    </style:style>
    <style:style style:name="P2" style:family="paragraph" style:parent-style-name="Standard">
      <style:text-properties officeooo:rsid="000504a7" officeooo:paragraph-rsid="00094ab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2<text:span text:style-name="T1">nd</text:span> period today,</text:p>
      <text:p text:style-name="P2">I did this up until 9:37 am. At 9:37 am, class ended. I went to SP-6 for Flex period. During flex period</text:p>
      <text:p text:style-name="P2">I did this up until 10:12 am. At 10:12 am, class ended. I went to psychology for 3<text:span text:style-name="T1">rd</text:span> period. In 3<text:span text:style-name="T1">rd</text:span> period today,</text:p>
      <text:p text:style-name="P2">I did this up until 11:05 am. At 11:05 am, class ended. I went to G4 for 4<text:span text:style-name="T1">th</text:span> period health. In 4<text:span text:style-name="T1">th</text:span> period today,</text:p>
      <text:p text:style-name="P2">I did this up until 11:56 am. At 11:56 am, I left for lunch 2 minutes early. During lunch, I got my laptop out of my backpack and out of sleep mode, and I got my [DRINK_NAME] out and took my afternoon pill at 12:00 pm, then I worked on my website and journaling while I drank. At 12:32 pm, I put my laptop into sleep mode, then I packed up and grabbed my stuff, then I went to 5<text:span text:style-name="T1">th</text:span> period. I finished my drink during lunch and I kept the [can/bottle] in my backpack. In 5<text:span text:style-name="T1">th</text:span> period today,</text:p>
      <text:p text:style-name="P2">I did this up until 1:27 pm. At 1:27 pm, class ended. I went to Portable 6 for 6<text:span text:style-name="T1">th</text:span> period algebra. In 6<text:span text:style-name="T1">th</text:span> period today.</text:p>
      <text:p text:style-name="P2">I did this up until 2:20 pm. At 2:20 pm, class ended. I went all the way back to V1 for 7<text:span text:style-name="T1">th</text:span> period engineering design. In 7<text:span text:style-name="T1">th</text:span> period today.</text:p>
      <text:p text:style-name="P2">I did this up until 3:15 pm. At 3:15 pm, class ended. School ended. On the trip home today,</text:p>
      <text:p text:style-name="P2">when I got home</text:p>
      <text:p text:style-name="P1">at 7:00 pm, I took my 4 nighttime pills.</text:p>
      <text:p text:style-name="P1">I eventually fell asleep at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07:54:29.971000000</meta:creation-date>
    <dc:date>2020-01-09T07:54:58.427000000</dc:date>
    <meta:editing-duration>PT29S</meta:editing-duration>
    <meta:editing-cycles>1</meta:editing-cycles>
    <meta:document-statistic meta:table-count="0" meta:image-count="0" meta:object-count="0" meta:page-count="1" meta:paragraph-count="11" meta:word-count="264" meta:character-count="1269" meta:non-whitespace-character-count="1016"/>
    <meta:generator>LibreOffice/6.1.2.1$Windows_X86_64 LibreOffice_project/65905a128db06ba48db947242809d14d3f9a93fe</meta:generator>
  </office:meta>
</office:document-meta>
</file>